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2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3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28" style:family="paragraph" style:parent-style-name="Table_20_Contents" style:list-style-name="L20">
      <style:text-properties style:font-name="Verdana" fo:font-size="16pt" style:font-size-asian="16pt" style:font-size-complex="16pt"/>
    </style:style>
    <style:style style:name="P29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19">
      <style:text-properties style:font-name="Verdana" fo:font-size="16pt" fo:background-color="#996600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ext_20_body" style:list-style-name="L18">
      <style:paragraph-properties fo:line-height="150%"/>
      <style:text-properties style:font-name="Arial" fo:font-size="16p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1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6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font-name="Verdana"/>
    </style:style>
    <style:style style:name="T11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2" style:family="text">
      <style:text-properties fo:background-color="#ccff66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7.5pt" style:font-size-asian="17.5pt" style:font-size-complex="17.5pt"/>
    </style:style>
    <style:style style:name="T16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7" style:family="text">
      <style:text-properties fo:color="#0084d1" fo:font-size="28pt" fo:font-weight="bold" fo:background-color="#ffff00" style:font-size-asian="28pt" style:font-size-complex="28pt"/>
    </style:style>
    <style:style style:name="T18" style:family="text">
      <style:text-properties fo:background-color="#ffff00"/>
    </style:style>
    <style:style style:name="T19" style:family="text">
      <style:text-properties fo:background-color="#ffff00" style:language-asian="ja" style:country-asian="JP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language-asian="ja" style:country-asian="JP"/>
    </style:style>
    <style:style style:name="T2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3">http://localhost/Eclipse_Luna/Cake_IFM11/fx_test</text:span></text:a><text:span text:style-name="T13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3">http://localhost/Eclipse_Luna/Cake_IFM11/fx_test/fx_tester_T_1</text:span></text:a><text:span text:style-name="T13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3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<text:span text:style-name="T13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3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3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3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3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3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3">216</text:span></text:a><text:span text:style-name="T13"> &lt;== this</text:span></text:p>
            <text:p text:style-name="P6"><text:soft-page-break/><text:a xlink:type="simple" xlink:href="http://benfranklin.chips.jp/cake_apps/Cake_IFM11/images/view/38217" text:style-name="Internet_20_link" text:visited-style-name="Visited_20_Internet_20_Link"><text:span text:style-name="T13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3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0"/>
      <text:p text:style-name="P7"><text:span text:style-name="T11">11.3.2_1</text:span>---------------------------------------------------------------------------</text:p>
      <text:p text:style-name="P15">[2] res free# JVEMV6 44#11.3.2_X / 44. currency / 11. prog-mt4 / 3. ea / 2. ea-6 / 20200730_141947</text:p>
      <text:p text:style-name="P7"/>
      <text:p text:style-name="P7">[do] <text:span text:style-name="T1">#_ </text:span></text:p>
      <text:list xml:id="list5356179007333572978" text:style-name="L1">
        <text:list-item>
          <text:p text:style-name="P35">REVIEW </text:p>
          <text:list>
            <text:list-item>
              <text:p text:style-name="P35">TEST </text:p>
              <text:list>
                <text:list-item>
                  <text:p text:style-name="P35">compile ==&gt; </text:p>
                </text:list-item>
                <text:list-item>
                  <text:p text:style-name="P35">run (log files gen-ed) ==&gt; </text:p>
                </text:list-item>
                <text:list-item>
                  <text:p text:style-name="P35">log file ==&gt; </text:p>
                  <text:list>
                    <text:list-item>
                      <text:p text:style-name="P35"><text:span text:style-name="T1">#_ </text:span>“(step : j2 : N : 1) is_Order_Fully_Pending =&gt; false” ==&gt; OK</text:p>
                    </text:list-item>
                    <text:list-item>
                      <text:p text:style-name="P35"><text:span text:style-name="T1">#_ </text:span>“(step : j3 : ” ==&gt; </text:p>
                    </text:list-item>
                  </text:list>
                </text:list-item>
                <text:list-item>
                  <text:p text:style-name="P35"><text:span text:style-name="T1">#_ </text:span>stop ea ==&gt; </text:p>
                </text:list-item>
                <text:list-item>
                  <text:p text:style-name="P35"><text:span text:style-name="T1">#_ </text:span>see log ==&gt; </text:p>
                </text:list-item>
              </text:list>
            </text:list-item>
          </text:list>
        </text:list-item>
        <text:list-item>
          <text:p text:style-name="P35">TASK : TASKS-41.1 (take_Position__Sell)</text:p>
          <text:list>
            <text:list-item>
              <text:list>
                <text:list-item>
                  <text:p text:style-name="P35">//next:20200728_151019:n</text:p>
                </text:list-item>
              </text:list>
            </text:list-item>
            <text:list-item>
              <text:p text:style-name="P35">T-1.1 : new FUNC</text:p>
              <text:list>
                <text:list-item>
                  <text:p text:style-name="P35"><text:soft-page-break/>CODE</text:p>
                  <text:list>
                    <text:list-item>
                      <text:p text:style-name="P35">DUP : take_Position__Buy</text:p>
                    </text:list-item>
                    <text:list-item>
                      <text:p text:style-name="P35">==&gt; already coded</text:p>
                    </text:list-item>
                  </text:list>
                </text:list-item>
              </text:list>
            </text:list-item>
            <text:list-item>
              <text:p text:style-name="P35">T-1.2 : use ==&gt; code</text:p>
              <text:list>
                <text:list-item>
                  <text:p text:style-name="P35">CODE : //_20200331_173735:tmp</text:p>
                  <text:list>
                    <text:list-item>
                      <text:p text:style-name="P35">==&gt; the lines therebelow → delete</text:p>
                    </text:list-item>
                  </text:list>
                </text:list-item>
                <text:list-item>
                  <text:p text:style-name="P35">TEST </text:p>
                  <text:list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CODE : //next:20200728_151019:n</text:p>
                  <text:list>
                    <text:list-item>
                      <text:p text:style-name="P35">comment out : “return 0; <text:s text:c="2"/>//debug:20200728_140900:d”</text:p>
                    </text:list-item>
                    <text:list-item>
                      <text:p text:style-name="P35">edit line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compile</text:p>
                    </text:list-item>
                    <text:list-item>
                      <text:p text:style-name="P35">run</text:p>
                      <text:list>
                        <text:list-item>
                          <text:p text:style-name="P35">==&gt; search “(step : j3 :”</text:p>
                        </text:list-item>
                        <text:list-item>
                          <text:p text:style-name="P35">===&gt; “OrderSend failed with error #0”</text:p>
                        </text:list-item>
                        <text:list-item>
                          <text:p text:style-name="P35">===&gt; </text:p>
                          <text:list>
                            <text:list-item>
                              <text:p text:style-name="P35">“stoploss<text:tab/>75.331</text:p>
                            </text:list-item>
                            <text:list-item>
                              <text:p text:style-name="P35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update func ==&gt; take_Position__Sell</text:p>
              <text:list>
                <text:list-item>
                  <text:p text:style-name="P35">CODE : //20200730_145648:head</text:p>
                  <text:list>
                    <text:list-item>
                      <text:p text:style-name="P35">//code:20200730_145823:c</text:p>
                    </text:list-item>
                    <text:list-item>
                      <text:p text:style-name="P35">//debug:20200730_145815:d</text:p>
                    </text:list-item>
                  </text:list>
                </text:list-item>
                <text:list-item>
                  <text:p text:style-name="P35">CODE :</text:p>
                  <text:list>
                    <text:list-item>
                      <text:list>
                        <text:list-item>
                          <text:p text:style-name="P35">//code:20200730_151313:c (init())</text:p>
                        </text:list-item>
                        <text:list-item>
                          <text:p text:style-name="P35"><text:soft-page-break/>//code:20200730_151828:c ==&gt; take_Position__Sell()</text:p>
                        </text:list-item>
                      </text:list>
                    </text:list-item>
                    <text:list-item>
                      <text:p text:style-name="P35">test ==&gt; take_Position__Sell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compile</text:p>
                    </text:list-item>
                    <text:list-item>
                      <text:p text:style-name="P35">run</text:p>
                      <text:list>
                        <text:list-item>
                          <text:p text:style-name="P35">=&gt; search “init() ==&gt; exiting...” (log file)</text:p>
                        </text:list-item>
                        <text:list-item>
                          <text:p text:style-name="P35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4 : debug return ==&gt; comment out</text:p>
              <text:list>
                <text:list-item>
                  <text:p text:style-name="P35">CODE : //debug:20200730_145815:d</text:p>
                </text:list-item>
                <text:list-item>
                  <text:p text:style-name="P35">TEST</text:p>
                  <text:list>
                    <text:list-item>
                      <text:p text:style-name="P35">compile</text:p>
                    </text:list-item>
                    <text:list-item>
                      <text:p text:style-name="P35">=&gt; search “(step : j3 : Y : 2)”</text:p>
                    </text:list-item>
                    <text:list-item>
                      <text:p text:style-name="P35">===&gt; OK</text:p>
                    </text:list-item>
                  </text:list>
                </text:list-item>
                <text:list-item>
                  <text:p text:style-name="P35">PROBLEM</text:p>
                  <text:list>
                    <text:list-item>
                      <text:p text:style-name="P35">order ==&gt; returned “0”</text:p>
                      <text:list>
                        <text:list-item>
                          <text:p text:style-name="P35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5">FOUND ==&gt; “OrderSend” → “volume” ~~&gt; 1</text:p>
                    </text:list-item>
                    <text:list-item>
                      <text:p text:style-name="P35">TRY</text:p>
                      <text:list>
                        <text:list-item>
                          <text:p text:style-name="P35">change ==&gt; to : 0.1</text:p>
                        </text:list-item>
                        <text:list-item>
                          <text:p text:style-name="P35">compile</text:p>
                        </text:list-item>
                        <text:list-item>
                          <text:p text:style-name="P35">run</text:p>
                          <text:list>
                            <text:list-item>
                              <text:p text:style-name="P35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9067275223846094216" text:style-name="L2">
        <text:list-item>
          <text:p text:style-name="P36">TASK : TASKS-41 (trail in SELL order)</text:p>
        </text:list-item>
      </text:list>
      <text:p text:style-name="P7"><text:soft-page-break/>[further]</text:p>
      <text:p text:style-name="P7"><text:line-break/><text:span text:style-name="T12">[/ XXX] 20200730_154306</text:span></text:p>
      <text:p text:style-name="P7"/>
      <text:p text:style-name="P10"/>
      <text:p text:style-name="P7"><text:span text:style-name="T11">11.3.2_2</text:span>---------------------------------------------------------------------------</text:p>
      <text:p text:style-name="P15">[3] res free# JVEMV6 44#11.3.2_X / 44. currency / 11. prog-mt4 / 3. ea / 2. ea-6 / 20200804_124858</text:p>
      <text:p text:style-name="P7"/>
      <text:p text:style-name="P7">[do] <text:span text:style-name="T1">#_ </text:span></text:p>
      <text:list xml:id="list4168464350421221052" text:style-name="L3">
        <text:list-item>
          <text:p text:style-name="P37">REVIEW </text:p>
        </text:list-item>
        <text:list-item>
          <text:p text:style-name="P37">TASK : TASKS-41 (trail in SELL order) </text:p>
          <text:list>
            <text:list-item>
              <text:p text:style-name="P37">T-1.1 : trail_Orders ==&gt; up to : OrdersTotal</text:p>
              <text:list>
                <text:list-item>
                  <text:p text:style-name="P37">CODE : //code:20200804_125006:c</text:p>
                  <text:list>
                    <text:list-item>
                      <text:list>
                        <text:list-item>
                          <text:p text:style-name="P37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</text:list-item>
                    <text:list-item>
                      <text:p text:style-name="P37"><text:span text:style-name="T1">#_ </text:span>search : “numOf_Orders ==&gt; ” ==&gt; OK</text:p>
                      <text:list>
                        <text:list-item>
                          <text:p text:style-name="P37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7">CODE : if-statement : //code:20200804_130436</text:p>
                </text:list-item>
                <text:list-item>
                  <text:p text:style-name="P37"><text:span text:style-name="T1">#_ </text:span>TEST</text:p>
                  <text:list>
                    <text:list-item>
                      <text:p text:style-name="P37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7">T-1.2 : each order ==&gt; show data</text:p>
              <text:list>
                <text:list-item>
                  <text:p text:style-name="P37">CODE : //debug:20200804_130533</text:p>
                </text:list-item>
                <text:list-item>
                  <text:p text:style-name="P37"><text:soft-page-break/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</text:list-item>
                    <text:list-item>
                      <text:p text:style-name="P37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624489760541666428" text:style-name="L4">
        <text:list-item>
          <text:p text:style-name="P38">TASK : fix</text:p>
          <text:list>
            <text:list-item>
              <text:list>
                <text:list-item>
                  <text:p text:style-name="P38">“Trail threshold = (Open)” ==&gt; calc formula, not correct</text:p>
                </text:list-item>
                <text:list-item>
                  <text:p text:style-name="P38">//next:20200804_132152</text:p>
                </text:list-item>
                <text:list-item>
                  <text:p text:style-name="P38">//next:20200804_132218</text:p>
                </text:list-item>
              </text:list>
            </text:list-item>
          </text:list>
        </text:list-item>
        <text:list-item>
          <text:p text:style-name="P38">TASK-2 : further : //debug:20200804_125000:d</text:p>
        </text:list-item>
      </text:list>
      <text:p text:style-name="P7">[further]</text:p>
      <text:p text:style-name="P7"><text:line-break/><text:span text:style-name="T12">[/ XXX] 20200804_132333</text:span></text:p>
      <text:p text:style-name="P7"/>
      <text:p text:style-name="P10"/>
      <text:p text:style-name="P7"><text:span text:style-name="T11">11.3.2_3</text:span>---------------------------------------------------------------------------</text:p>
      <text:p text:style-name="P15">[4] res free# JVEMV6 44#11.3.2_X / 44. currency / 11. prog-mt4 / 3. ea / 2. ea-6 / 20200814_150637</text:p>
      <text:p text:style-name="P7"/>
      <text:p text:style-name="P7">[do] <text:span text:style-name="T1">#_ </text:span></text:p>
      <text:list xml:id="list5109706061428290557" text:style-name="L5">
        <text:list-item>
          <text:p text:style-name="P39"><text:span text:style-name="T1">#_ </text:span>REVIEW </text:p>
          <text:list>
            <text:list-item>
              <text:p text:style-name="P39">run : C:\WORKS_2\WS\Eclipse_Luna\Cake_IFM11\app\webroot\Log_Fx_Tester\(tester-1_v2).(AUDJPY-M5).(2020-05-13)<text:soft-page-break/>(20200814_150733_410589).log</text:p>
            </text:list-item>
            <text:list-item>
              <text:p text:style-name="P39">look into </text:p>
              <text:list>
                <text:list-item>
                  <text:p text:style-name="P39">“numOf_Orders ==&gt; ” ==&gt; OK</text:p>
                </text:list-item>
              </text:list>
            </text:list-item>
          </text:list>
        </text:list-item>
        <text:list-item>
          <text:p text:style-name="P39">TASK-1 : fix</text:p>
          <text:list>
            <text:list-item>
              <text:list>
                <text:list-item>
                  <text:p text:style-name="P39">“Trail threshold = (Open)” ==&gt; calc formula, not correct</text:p>
                </text:list-item>
                <text:list-item>
                  <text:p text:style-name="P39">//next:20200804_132152</text:p>
                </text:list-item>
                <text:list-item>
                  <text:p text:style-name="P39">//next:20200804_132218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<text:span text:style-name="T1">#_ </text:span>CODE</text:p>
                  <text:list>
                    <text:list-item>
                      <text:p text:style-name="P39">edit</text:p>
                      <text:list>
                        <text:list-item>
                          <text:p text:style-name="P39">current : “OrderOpenPrice() <text:span text:style-name="T18">+</text:span> (double) valOf_Threshold_Trailing * Point”</text:p>
                        </text:list-item>
                        <text:list-item>
                          <text:p text:style-name="P39">to : “OrderOpenPrice() <text:span text:style-name="T18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<text:span text:style-name="T1">#_ </text:span>compile </text:p>
                    </text:list-item>
                    <text:list-item>
                      <text:p text:style-name="P39">run</text:p>
                      <text:list>
                        <text:list-item>
                          <text:p text:style-name="P39">=&gt; s: “Trail threshold = (Open)”</text:p>
                        </text:list-item>
                        <text:list-item>
                          <text:p text:style-name="P39">===&gt; ISSUE</text:p>
                          <text:list>
                            <text:list-item>
                              <text:p text:style-name="P39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39">TRY</text:p>
                          <text:list>
                            <text:list-item>
                              <text:p text:style-name="P39">review : codes</text:p>
                            </text:list-item>
                            <text:list-item>
                              <text:p text:style-name="P39">CODE : //code:20200814_153907</text:p>
                              <text:list>
                                <text:list-item>
                                  <text:p text:style-name="P39">variables ==&gt; new</text:p>
                                </text:list-item>
                              </text:list>
                            </text:list-item>
                            <text:list-item>
                              <text:p text:style-name="P39">TEST</text:p>
                              <text:list>
                                <text:list-item>
                                  <text:p text:style-name="P39"><text:soft-page-break/>compile</text:p>
                                </text:list-item>
                                <text:list-item>
                                  <text:p text:style-name="P39">run </text:p>
                                  <text:list>
                                    <text:list-item>
                                      <text:p text:style-name="P39">=&gt; s: “(Bid) - (Trail threshold)”</text:p>
                                    </text:list-item>
                                    <text:list-item>
                                      <text:p text:style-name="P39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further : //debug:20200804_125000:d</text:p>
        </text:list-item>
      </text:list>
      <text:p text:style-name="P7"/>
      <text:p text:style-name="P7">[next]</text:p>
      <text:list xml:id="list3593337369418874435" text:style-name="L6">
        <text:list-item>
          <text:p text:style-name="P40">TASK : further : //debug:20200804_125000:d</text:p>
          <text:list>
            <text:list-item>
              <text:p text:style-name="P40">if “(Bid) - (Trail threshold)” &lt; 0 (minus value)</text:p>
              <text:list>
                <text:list-item>
                  <text:p text:style-name="P40">==&gt; change order</text:p>
                </text:list-item>
                <text:list-item>
                  <text:p text:style-name="P40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2">[/ XXX] 20200814_155840</text:span></text:p>
      <text:p text:style-name="P7"/>
      <text:p text:style-name="P10"/>
      <text:p text:style-name="P7"><text:span text:style-name="T11">11.3.2_4</text:span>---------------------------------------------------------------------------</text:p>
      <text:p text:style-name="P15">[5] res free# JVEMV6 44#11.3.2_X / 44. currency / 11. prog-mt4 / 3. ea / 2. ea-6 / 20200819_143340</text:p>
      <text:p text:style-name="P7"/>
      <text:p text:style-name="P7">[do] <text:span text:style-name="T1">#_ </text:span></text:p>
      <text:list xml:id="list3155227132884952591" text:style-name="L7">
        <text:list-item>
          <text:p text:style-name="P41">REVIEW </text:p>
        </text:list-item>
        <text:list-item>
          <text:p text:style-name="P41">TASK : further : //debug:20200804_125000:d</text:p>
          <text:list>
            <text:list-item>
              <text:list>
                <text:list-item>
                  <text:p text:style-name="P41">if “(Bid) - (Trail threshold)” &lt; 0 (minus value)</text:p>
                  <text:list>
                    <text:list-item>
                      <text:p text:style-name="P41">==&gt; change order</text:p>
                    </text:list-item>
                    <text:list-item>
                      <text:p text:style-name="P41"><text:soft-page-break/>ref : //ref:20200814_155743 (ea-6.mq4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: //code:20200819_150937</text:p>
                  <text:list>
                    <text:list-item>
                      <text:p text:style-name="P41">show ==&gt; comparison : (close + val_SL + SPREAD) and (curre SL)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2 : judge ==&gt; update order?</text:p>
              <text:list>
                <text:list-item>
                  <text:p text:style-name="P41">CODE : //code:20200819_152148</text:p>
                  <text:list>
                    <text:list-item>
                      <text:p text:style-name="P41">move “continue;” : //marker:20200819_152103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8907108227114906848" text:style-name="L8">
        <text:list-item>
          <text:p text:style-name="P42">TASK : further : //next:20200819_153808</text:p>
          <text:list>
            <text:list-item>
              <text:list>
                <text:list-item>
                  <text:p text:style-name="P42">if ==&gt; 2 conditions met → modify : current order</text:p>
                </text:list-item>
                <text:list-item>
                  <text:p text:style-name="P42">//ref:20200814_155743</text:p>
                </text:list-item>
                <text:list-item>
                  <text:p text:style-name="P42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2">[/ XXX] </text:span></text:p>
      <text:p text:style-name="P7"/>
      <text:p text:style-name="P10"/>
      <text:p text:style-name="P7"><text:span text:style-name="T11">11.3.2_5</text:span>---------------------------------------------------------------------------</text:p>
      <text:p text:style-name="P15">[6] res free# JVEMV6 44#11.3.2_X / 44. currency / 11. prog-mt4 / 3. ea / 2. ea-6 / 20200820_112703</text:p>
      <text:p text:style-name="P7"><text:soft-page-break/></text:p>
      <text:p text:style-name="P7">[do] <text:span text:style-name="T1">#_ </text:span></text:p>
      <text:list xml:id="list409059364460707502" text:style-name="L9">
        <text:list-item>
          <text:p text:style-name="P43"><text:span text:style-name="T1">#_ </text:span>REVIEW </text:p>
        </text:list-item>
        <text:list-item>
          <text:p text:style-name="P43"><text:span text:style-name="T1">#_ </text:span>SEG-1 : condition ==&gt; cond_OrderModify_3_Final</text:p>
          <text:list>
            <text:list-item>
              <text:p text:style-name="P43">CODE : //code:20200820_112944</text:p>
            </text:list-item>
            <text:list-item>
              <text:p text:style-name="P43">TEST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 : further : //next:20200819_153808</text:p>
          <text:list>
            <text:list-item>
              <text:list>
                <text:list-item>
                  <text:p text:style-name="P43">if ==&gt; 2 conditions met → modify : current order</text:p>
                </text:list-item>
                <text:list-item>
                  <text:p text:style-name="P43">//ref:20200814_155743</text:p>
                </text:list-item>
                <text:list-item>
                  <text:p text:style-name="P43">also ==&gt; see memo</text:p>
                </text:list-item>
              </text:list>
            </text:list-item>
            <text:list-item>
              <text:p text:style-name="P43">T-1.1 : </text:p>
              <text:list>
                <text:list-item>
                  <text:p text:style-name="P43">CODE : //code:20200820_113128</text:p>
                  <text:list>
                    <text:list-item>
                      <text:p text:style-name="P43">“step : 3 : 2.2 : 2 : N”</text:p>
                    </text:list-item>
                  </text:list>
                </text:list-item>
                <text:list-item>
                  <text:p text:style-name="P43"><text:span text:style-name="T1">#_ </text:span>CODE</text:p>
                  <text:list>
                    <text:list-item>
                      <text:p text:style-name="P43"><text:span text:style-name="T1">#_ </text:span>“step : 3 : 2.2 : 2 : Y” </text:p>
                    </text:list-item>
                    <text:list-item>
                      <text:p text:style-name="P43">step : 3 : 2.2 : 2 : Y : 2 </text:p>
                      <text:list>
                        <text:list-item>
                          <text:p text:style-name="P43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&gt; s: “(for)(step : 3 : 2.2 : 2 : ”</text:p>
                    </text:list-item>
                    <text:list-item>
                      <text:p text:style-name="P43">=&gt; see for the next few minutes</text:p>
                    </text:list-item>
                    <text:list-item>
                      <text:p text:style-name="P43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039117207935698125" text:style-name="L10">
        <text:list-item>
          <text:p text:style-name="P44">TASK</text:p>
          <text:list>
            <text:list-item>
              <text:list>
                <text:list-item>
                  <text:p text:style-name="P44">if ==&gt; 2 conditions met → modify : current order (exec)</text:p>
                </text:list-item>
                <text:list-item>
                  <text:p text:style-name="P44"><text:soft-page-break/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2">[/ XXX] 20200820_122713</text:span></text:p>
      <text:p text:style-name="P7"/>
      <text:p text:style-name="P10"/>
      <text:p text:style-name="P7"><text:span text:style-name="T11">10.2.2_51</text:span>---------------------------------------------------------------------------</text:p>
      <text:p text:style-name="P16">[52] res free# JVEMV6 44#10.2.2_XX / 44. currency / 10. prog-php / 2. tester / 2. <text:s/>tester_1__V2 / 20200822_165906</text:p>
      <text:p text:style-name="P8"/>
      <text:p text:style-name="P7">[do] <text:span text:style-name="T1">#_ </text:span></text:p>
      <text:list xml:id="list6583927441360463961" text:style-name="L11">
        <text:list-item>
          <text:p text:style-name="P45">REVIEW </text:p>
        </text:list-item>
        <text:list-item>
          <text:p text:style-name="P45">TASK : TASKS-39 (exec tester)</text:p>
          <text:list>
            <text:list-item>
              <text:list>
                <text:list-item>
                  <text:p text:style-name="P45">(slice-by-day).(AUDJPY-M5).(2020-05-13).(20200530_134010_951771).csv</text:p>
                </text:list-item>
                <text:list-item>
                  <text:p text:style-name="P45">==&gt; 200 bars</text:p>
                </text:list-item>
                <text:list-item>
                  <text:p text:style-name="P45">ref : log_JVE_44_10_2.[fx-php-tester].[~20200804_154854].odt</text:p>
                </text:list-item>
              </text:list>
            </text:list-item>
            <text:list-item>
              <text:p text:style-name="P45"><text:span text:style-name="T1">#_ </text:span>T-1.1</text:p>
              <text:list>
                <text:list-item>
                  <text:p text:style-name="P45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1733655" text:continue-numbering="true" text:style-name="L11">
        <text:list-item>
          <text:list>
            <text:list-item>
              <text:p text:style-name="P45">T-1.2 : gen ==&gt; sheet</text:p>
              <text:list>
                <text:list-item>
                  <text:p text:style-name="P45">steps</text:p>
                  <text:list>
                    <text:list-item>
                      <text:p text:style-name="P45">DUP : sheet : 2 </text:p>
                      <text:list>
                        <text:list-item>
                          <text:list>
                            <text:list-item>
                              <text:p text:style-name="P45">C:\WORKS_2\WS\WS_Others.JVEMV6\JVEMV6\44_currency\10_prog-php\2_tester</text:p>
                            </text:list-item>
                            <text:list-item>
                              <text:p text:style-name="P45">log_JVE_44_10_2.2.[session-50~].ods</text:p>
                            </text:list-item>
                          </text:list>
                        </text:list-item>
                        <text:list-item>
                          <text:p text:style-name="P45">M – m &gt; c &gt; Ret</text:p>
                        </text:list-item>
                      </text:list>
                    </text:list-item>
                    <text:list-item>
                      <text:p text:style-name="P45">rename ==&gt; “3”</text:p>
                    </text:list-item>
                    <text:list-item>
                      <text:p text:style-name="P45">delete ==&gt; data area </text:p>
                    </text:list-item>
                    <text:list-item>
                      <text:p text:style-name="P45">C/P : data</text:p>
                    </text:list-item>
                    <text:list-item>
                      <text:p text:style-name="P45">sort : gain/loss ~ start-BB.loc</text:p>
                      <text:list>
                        <text:list-item>
                          <text:p text:style-name="P45">col : P, D</text:p>
                        </text:list-item>
                        <text:list-item>
                          <text:p text:style-name="P45">M – d &gt; s</text:p>
                        </text:list-item>
                      </text:list>
                    </text:list-item>
                    <text:list-item>
                      <text:p text:style-name="P46">edit data </text:p>
                      <text:list>
                        <text:list-item>
                          <text:p text:style-name="P45">area location ==&gt; total, g/l → $O$18, a.o.</text:p>
                        </text:list-item>
                        <text:list-item>
                          <text:p text:style-name="P45">address : total, gain, loss</text:p>
                        </text:list-item>
                        <text:list-item>
                          <text:p text:style-name="P45"><text:span text:style-name="T1">#_ </text:span>loss/gain Z1 ~ Z6 </text:p>
                          <text:list>
                            <text:list-item>
                              <text:p text:style-name="P57">loss</text:p>
                            </text:list-item>
                            <text:list-item>
                              <text:p text:style-name="P57">gain</text:p>
                            </text:list-item>
                            <text:list-item>
                              <text:p text:style-name="P57"><text:soft-page-break/>sum gain</text:p>
                            </text:list-item>
                            <text:list-item>
                              <text:p text:style-name="P5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T-1.3 : observe</text:p>
              <text:list>
                <text:list-item>
                  <text:p text:style-name="P57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5">TASK-2 : TASKS-39.1 (exec tester) : ==&gt; all bars</text:p>
          <text:list>
            <text:list-item>
              <text:p text:style-name="P45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list xml:id="list31711383" text:continue-numbering="true" text:style-name="L11">
        <text:list-item>
          <text:list>
            <text:list-item>
              <text:list>
                <text:list-item>
                  <text:p text:style-name="P45">csv : num of data (total) ==&gt; 289 → max = 280</text:p>
                </text:list-item>
                <text:list-item>
                  <text:p text:style-name="P45">exec </text:p>
                </text:list-item>
              </text:list>
            </text:list-item>
            <text:list-item>
              <text:p text:style-name="P45">T-2.2 : gen ==&gt; sheet</text:p>
              <text:list>
                <text:list-item>
                  <text:p text:style-name="P45"><text:soft-page-break/>steps</text:p>
                  <text:list>
                    <text:list-item>
                      <text:p text:style-name="P45">DUP : sheet : 3</text:p>
                      <text:list>
                        <text:list-item>
                          <text:list>
                            <text:list-item>
                              <text:p text:style-name="P45">C:\WORKS_2\WS\WS_Others.JVEMV6\JVEMV6\44_currency\10_prog-php\2_tester</text:p>
                            </text:list-item>
                            <text:list-item>
                              <text:p text:style-name="P45">log_JVE_44_10_2.2.[session-50~].ods</text:p>
                            </text:list-item>
                          </text:list>
                        </text:list-item>
                        <text:list-item>
                          <text:p text:style-name="P45">M – m &gt; c &gt; Ret</text:p>
                        </text:list-item>
                      </text:list>
                    </text:list-item>
                    <text:list-item>
                      <text:p text:style-name="P45">rename ==&gt; “4”</text:p>
                    </text:list-item>
                    <text:list-item>
                      <text:p text:style-name="P45">delete ==&gt; data area </text:p>
                    </text:list-item>
                    <text:list-item>
                      <text:p text:style-name="P45">C/P : data (unicode)</text:p>
                    </text:list-item>
                    <text:list-item>
                      <text:p text:style-name="P45">sort : gain/loss ~ start-BB.loc</text:p>
                      <text:list>
                        <text:list-item>
                          <text:p text:style-name="P45">col : P, D</text:p>
                        </text:list-item>
                        <text:list-item>
                          <text:p text:style-name="P45">M – d &gt; s</text:p>
                        </text:list-item>
                      </text:list>
                    </text:list-item>
                    <text:list-item>
                      <text:p text:style-name="P46">edit data </text:p>
                      <text:list>
                        <text:list-item>
                          <text:p text:style-name="P45">address : total, gain, loss </text:p>
                        </text:list-item>
                        <text:list-item>
                          <text:p text:style-name="P45">area location ==&gt; total, g/l → $O$18, a.o.</text:p>
                        </text:list-item>
                        <text:list-item>
                          <text:p text:style-name="P45">loss/gain Z1 ~ Z6 </text:p>
                          <text:list>
                            <text:list-item>
                              <text:p text:style-name="P57">loss</text:p>
                            </text:list-item>
                            <text:list-item>
                              <text:p text:style-name="P57">gain</text:p>
                            </text:list-item>
                            <text:list-item>
                              <text:p text:style-name="P57">sum gain</text:p>
                            </text:list-item>
                            <text:list-item>
                              <text:p text:style-name="P5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T-2.3 : observe</text:p>
              <text:list>
                <text:list-item>
                  <text:p text:style-name="P57">gain – loss</text:p>
                </text:list-item>
              </text:list>
            </text:list-item>
          </text:list>
        </text:list-item>
      </text:list>
      <text:p text:style-name="P9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7">[next]</text:p>
      <text:list xml:id="list1766200244931287116" text:style-name="L12">
        <text:list-item>
          <text:p text:style-name="P48">TASK : TASKS-39.2 (oth<text:span text:style-name="T21">er dates)</text:span></text:p>
        </text:list-item>
      </text:list>
      <text:p text:style-name="P8">[further]</text:p>
      <text:p text:style-name="P8"/>
      <text:p text:style-name="P62">[/ XXX] 20200822_174616</text:p>
      <text:p text:style-name="P8"/>
      <text:p text:style-name="P10"/>
      <text:p text:style-name="P7"><text:span text:style-name="T11">10.2.2_52</text:span>---------------------------------------------------------------------------</text:p>
      <text:p text:style-name="P16">[53] res free# JVEMV6 44#10.2.2_XX / 44. currency / 10. prog-php / 2. tester / 2. <text:s/>tester_1__V2 / 20200823_104532</text:p>
      <text:p text:style-name="P8"/>
      <text:p text:style-name="P7">[do] <text:span text:style-name="T1">#_ </text:span></text:p>
      <text:list xml:id="list5324987068569751246" text:style-name="L13">
        <text:list-item>
          <text:p text:style-name="P49">REVIEW </text:p>
        </text:list-item>
        <text:list-item>
          <text:p text:style-name="P49">TASK : TASKS-39.2 (oth<text:span text:style-name="T21">er dates)</text:span></text:p>
          <text:list>
            <text:list-item>
              <text:p text:style-name="P49"><text:span text:style-name="T2">#_ </text:span><text:span text:style-name="T21">T-1.1</text:span></text:p>
              <text:list>
                <text:list-item>
                  <text:p text:style-name="P49"><text:span text:style-name="T21">url</text:span>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).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C</text:span></text:a><text:span text:style-name="T18">:\WORKS_2\WS\WS_Others.prog\prog\D-7\2_2\VIRTUAL\Admin_Projects\curr\data\csv_raw\(slice-by-day).(AUDJPY-M5).(2020-05-13_2020-05-21).(20200530_134010_951771)</text:span>&amp;Tester_T_1__MaxOf_While_Loop=<text:span text:style-name="T18">285</text:span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1715594" text:continue-numbering="true" text:style-name="L13">
        <text:list-item>
          <text:list>
            <text:list-item>
              <text:p text:style-name="P66"><text:span text:style-name="T21">T-1.2 : gen ==&gt; sheet</text:span></text:p>
              <text:list>
                <text:list-item>
                  <text:p text:style-name="P49">steps </text:p>
                  <text:list>
                    <text:list-item>
                      <text:p text:style-name="P49">DUP : sheet : 5</text:p>
                      <text:list>
                        <text:list-item>
                          <text:list>
                            <text:list-item>
                              <text:p text:style-name="P49">C:\WORKS_2\WS\WS_Others.JVEMV6\JVEMV6\44_currency\10_prog-php\2_tester</text:p>
                            </text:list-item>
                            <text:list-item>
                              <text:p text:style-name="P49">log_JVE_44_10_2.2.[session-50~].ods</text:p>
                            </text:list-item>
                          </text:list>
                        </text:list-item>
                        <text:list-item>
                          <text:p text:style-name="P49">M – m &gt; c &gt; Ret</text:p>
                        </text:list-item>
                      </text:list>
                    </text:list-item>
                    <text:list-item>
                      <text:p text:style-name="P49">rename ==&gt; “5”</text:p>
                      <text:list>
                        <text:list-item>
                          <text:p text:style-name="P49">M – o &gt; s &gt; r</text:p>
                        </text:list-item>
                      </text:list>
                    </text:list-item>
                    <text:list-item>
                      <text:p text:style-name="P49">delete ==&gt; data area </text:p>
                    </text:list-item>
                    <text:list-item>
                      <text:p text:style-name="P49">C/P : data (unicode)</text:p>
                    </text:list-item>
                    <text:list-item>
                      <text:p text:style-name="P49">sort : gain/loss ~ start-BB.loc</text:p>
                      <text:list>
                        <text:list-item>
                          <text:p text:style-name="P49">col : P, D</text:p>
                        </text:list-item>
                        <text:list-item>
                          <text:p text:style-name="P49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49">address : total, gain, loss </text:p>
                        </text:list-item>
                        <text:list-item>
                          <text:p text:style-name="P49"><text:span text:style-name="T1">#_ </text:span>area location ==&gt; total, g/l → $O$18, a.o.</text:p>
                        </text:list-item>
                        <text:list-item>
                          <text:p text:style-name="P49">loss/gain Z1 ~ Z6 </text:p>
                          <text:list>
                            <text:list-item>
                              <text:p text:style-name="P58">loss</text:p>
                            </text:list-item>
                            <text:list-item>
                              <text:p text:style-name="P58"><text:soft-page-break/>gain</text:p>
                            </text:list-item>
                            <text:list-item>
                              <text:p text:style-name="P58">sum gain</text:p>
                            </text:list-item>
                            <text:list-item>
                              <text:p text:style-name="P6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3 : observe</text:p>
              <text:list>
                <text:list-item>
                  <text:p text:style-name="P67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67">TASK-3 : TASKS-39.2 (other dates)</text:p>
          <text:list>
            <text:list-item>
              <text:p text:style-name="P67">==&gt; 5/15</text:p>
            </text:list-item>
            <text:list-item>
              <text:p text:style-name="P67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9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C</text:span></text:a><text:span text:style-name="T18">:\WORKS_2\WS\WS_Others.prog\prog\D-7\2_2\VIRTUAL\Admin_Projects\curr\data\csv_raw\(slice-by-day).(AUDJPY-M5).(2020-05-13_2020-05-21).(20200530_134010_951771)</text:span>&amp;Tester_T_1__MaxOf_While_Loop=<text:span text:style-name="T18">280</text:span></text:p>
          </table:table-cell>
        </table:table-row>
        <table:table-row>
          <table:table-cell table:style-name="表8.A2" office:value-type="string">
            <text:p text:style-name="P7"/>
          </table:table-cell>
        </table:table-row>
      </table:table>
      <text:list xml:id="list31712277" text:continue-numbering="true" text:style-name="L13">
        <text:list-item>
          <text:list>
            <text:list-item>
              <text:list>
                <text:list-item>
                  <text:p text:style-name="P49">csv : num of data (total) ==&gt; 289 → max = 280</text:p>
                </text:list-item>
                <text:list-item>
                  <text:p text:style-name="P49">exec </text:p>
                </text:list-item>
              </text:list>
            </text:list-item>
            <text:list-item>
              <text:p text:style-name="P49"><text:soft-page-break/>T-3.2 : gen ==&gt; sheet </text:p>
              <text:list>
                <text:list-item>
                  <text:p text:style-name="P49">steps </text:p>
                  <text:list>
                    <text:list-item>
                      <text:p text:style-name="P49">DUP : sheet : 5 </text:p>
                      <text:list>
                        <text:list-item>
                          <text:list>
                            <text:list-item>
                              <text:p text:style-name="P49">C:\WORKS_2\WS\WS_Others.JVEMV6\JVEMV6\44_currency\10_prog-php\2_tester</text:p>
                            </text:list-item>
                            <text:list-item>
                              <text:p text:style-name="P49">log_JVE_44_10_2.2.[session-50~].ods</text:p>
                            </text:list-item>
                          </text:list>
                        </text:list-item>
                        <text:list-item>
                          <text:p text:style-name="P49">M – m &gt; c &gt; Ret</text:p>
                        </text:list-item>
                      </text:list>
                    </text:list-item>
                    <text:list-item>
                      <text:p text:style-name="P49">rename ==&gt; “6”</text:p>
                      <text:list>
                        <text:list-item>
                          <text:p text:style-name="P49">M – o &gt; s &gt; r</text:p>
                        </text:list-item>
                      </text:list>
                    </text:list-item>
                    <text:list-item>
                      <text:p text:style-name="P49">delete ==&gt; data area </text:p>
                    </text:list-item>
                    <text:list-item>
                      <text:p text:style-name="P49">C/P : data (unicode)</text:p>
                    </text:list-item>
                    <text:list-item>
                      <text:p text:style-name="P49">sort : gain/loss ~ start-BB.loc</text:p>
                      <text:list>
                        <text:list-item>
                          <text:p text:style-name="P49">col : P, D</text:p>
                        </text:list-item>
                        <text:list-item>
                          <text:p text:style-name="P49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49">address : total, gain, loss </text:p>
                        </text:list-item>
                        <text:list-item>
                          <text:p text:style-name="P49">area location ==&gt; total, g/l → $O$18, a.o.</text:p>
                        </text:list-item>
                        <text:list-item>
                          <text:p text:style-name="P49">loss/gain Z1 ~ Z6 </text:p>
                          <text:list>
                            <text:list-item>
                              <text:p text:style-name="P58">loss</text:p>
                            </text:list-item>
                            <text:list-item>
                              <text:p text:style-name="P58">gain</text:p>
                            </text:list-item>
                            <text:list-item>
                              <text:p text:style-name="P58">sum gain</text:p>
                            </text:list-item>
                            <text:list-item>
                              <text:p text:style-name="P6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3 : observe</text:p>
              <text:list>
                <text:list-item>
                  <text:p text:style-name="P67">gain – loss</text:p>
                </text:list-item>
                <text:list-item>
                  <text:p text:style-name="P67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7">[next]</text:p>
      <text:list xml:id="list7671292779723587407" text:style-name="L14">
        <text:list-item>
          <text:p text:style-name="P50">TASK : <text:span text:style-name="T21">TASKS-39.2 (other dates)</text:span></text:p>
          <text:list>
            <text:list-item>
              <text:list>
                <text:list-item>
                  <text:p text:style-name="P59">==&gt; 5/18 ~ /21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62">[/ XXX] 20200823_114853</text:p>
      <text:p text:style-name="P8"/>
      <text:p text:style-name="P61"><text:span text:style-name="T17">@@@</text:span></text:p>
      <text:p text:style-name="P7"><text:span text:style-name="T11">10.2.2_53</text:span>---------------------------------------------------------------------------</text:p>
      <text:p text:style-name="P16">[54] res free# JVEMV6 44#10.2.2_XX / 44. currency / 10. prog-php / 2. tester / 2. <text:s/>tester_1__V2 / 20200823_104532</text:p>
      <text:p text:style-name="P8"/>
      <text:p text:style-name="P7">[do] <text:span text:style-name="T1">#_ </text:span></text:p>
      <text:list xml:id="list7264106733557441351" text:style-name="L24">
        <text:list-item>
          <text:p text:style-name="P56">REVIEW </text:p>
        </text:list-item>
        <text:list-item>
          <text:p text:style-name="P56">TASK-1</text:p>
        </text:list-item>
      </text:list>
      <text:p text:style-name="P7">[next]</text:p>
      <text:list xml:id="list6329000021022263394" text:style-name="L23">
        <text:list-item>
          <text:p text:style-name="P55">TASK</text:p>
        </text:list-item>
      </text:list>
      <text:p text:style-name="P7">[further]</text:p>
      <text:p text:style-name="P7"/>
      <text:p text:style-name="P62">[/ XXX] </text:p>
      <text:p text:style-name="P8"><text:soft-page-break/></text:p>
      <text:p text:style-name="P8"/>
      <text:p text:style-name="P8"/>
      <text:p text:style-name="P7"><text:span text:style-name="T11">11.3.2_6</text:span>---------------------------------------------------------------------------</text:p>
      <text:p text:style-name="P15">[7] res free# JVEMV6 44#11.3.2_X / 44. currency / 11. prog-mt4 / 3. ea / 2. ea-6 / XXX</text:p>
      <text:p text:style-name="P7"/>
      <text:p text:style-name="P7">[do] <text:span text:style-name="T1">#_ </text:span></text:p>
      <text:list xml:id="list31722182" text:continue-list="list31711383" text:style-name="L11">
        <text:list-item>
          <text:p text:style-name="P45">REVIEW </text:p>
        </text:list-item>
        <text:list-item>
          <text:p text:style-name="P45">TASK-1</text:p>
        </text:list-item>
      </text:list>
      <text:p text:style-name="P7">[next]</text:p>
      <text:list xml:id="list7443926945926847208" text:style-name="L15">
        <text:list-item>
          <text:p text:style-name="P51">TASK</text:p>
        </text:list-item>
      </text:list>
      <text:p text:style-name="P7">[further]</text:p>
      <text:p text:style-name="P7"/>
      <text:p text:style-name="P63">[/ XXX] </text:p>
      <text:p text:style-name="P7"/>
      <text:p text:style-name="P7">------------------------------------------------ [TEMPLATE] 20191224_144528</text:p>
      <text:p text:style-name="P7"><text:span text:style-name="T11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7">[do] <text:span text:style-name="T1">#_ </text:span></text:p>
      <text:list xml:id="list31723916" text:continue-list="list3155227132884952591" text:style-name="L7">
        <text:list-item>
          <text:p text:style-name="P41">REVIEW </text:p>
        </text:list-item>
        <text:list-item>
          <text:p text:style-name="P41">TASK-1</text:p>
        </text:list-item>
      </text:list>
      <text:p text:style-name="P7">[next]</text:p>
      <text:list xml:id="list836874493644620671" text:style-name="L16">
        <text:list-item>
          <text:p text:style-name="P52"><text:soft-page-break/>TASK</text:p>
        </text:list-item>
      </text:list>
      <text:p text:style-name="P7">[further]</text:p>
      <text:p text:style-name="P12"><text:line-break/><text:span text:style-name="T12">[/ XXX] </text:span></text:p>
      <text:p text:style-name="P21"/>
      <text:p text:style-name="P21"/>
      <text:p text:style-name="P21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7775959143135335333" text:style-name="L17">
        <text:list-item>
          <text:p text:style-name="P5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710978" text:continue-numbering="true" text:style-name="L17">
        <text:list-item>
          <text:p text:style-name="P53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147311648088585319" text:style-name="L18">
        <text:list-item>
          <text:p text:style-name="P33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3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391535017352637940" text:style-name="L19">
              <text:list-item>
                <text:p text:style-name="P27">M – w &gt; a (new window)</text:p>
              </text:list-item>
              <text:list-item>
                <text:p text:style-name="P27">doc 2 : select → session number</text:p>
              </text:list-item>
              <text:list-item>
                <text:p text:style-name="P27">doc 1</text:p>
                <text:list>
                  <text:list-item>
                    <text:p text:style-name="P27">DUP → template</text:p>
                  </text:list-item>
                  <text:list-item>
                    <text:p text:style-name="P27">session num → paste</text:p>
                  </text:list-item>
                  <text:list-item>
                    <text:p text:style-name="P27">datetime ==&gt; change to “XXX”</text:p>
                  </text:list-item>
                  <text:list-item>
                    <text:p text:style-name="P27">session num → update</text:p>
                  </text:list-item>
                </text:list>
              </text:list-item>
              <text:list-item>
                <text:p text:style-name="P27">doc 2 : select → session string</text:p>
              </text:list-item>
              <text:list-item>
                <text:p text:style-name="P31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791979224873885839" text:style-name="L20">
              <text:list-item>
                <text:p text:style-name="P28">commit</text:p>
                <text:list>
                  <text:list-item>
                    <text:p text:style-name="P28">jve</text:p>
                  </text:list-item>
                  <text:list-item>
                    <text:p text:style-name="P28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4">###</text:p>
          </table:table-cell>
          <table:covered-table-cell/>
        </table:table-row>
        <table:table-row>
          <table:table-cell table:style-name="表5.A6" office:value-type="float" office:value="1">
            <text:p text:style-name="P26">1</text:p>
          </table:table-cell>
          <table:table-cell table:style-name="表5.A3" office:value-type="string">
            <text:p text:style-name="P25"><office:annotation office:name="__Annotation__8900_5646382082"><dc:creator>iwabuchi ken</dc:creator><dc:date>2020-06-18T17:30:51.28</dc:date><text:p text:style-name="P68"><text:span text:style-name="T22">https://stackoverflow.com/questions/357315/get-list-of-passed-arguments-in-windows-batch-script-bat</text:span></text:p></office:annotation><text:span text:style-name="T15">C:</text:span><office:annotation-end office:name="__Annotation__8900_5646382082"/><text:span text:style-name="T15">\WORKS_2\WS\WS_Others.JVEMV6\JVEMV6\44_currency\10_prog-php\2_tester\end_all_cake.bat (comp)</text:span> <text:s text:c="14"/><text:span text:style-name="T5">[53] res free# JVEMV6 44#10.2.2_XX / 44. currency / 10. prog-php / 2. tester / 2. <text:s/>tester_1__V2 / 20200823_104532</text:span></text:p>
          </table:table-cell>
        </table:table-row>
        <table:table-row>
          <table:table-cell table:style-name="表5.A6" office:value-type="float" office:value="2">
            <text:p text:style-name="P25">2</text:p>
          </table:table-cell>
          <table:table-cell table:style-name="表5.A3" office:value-type="string">
            <text:p text:style-name="P25"><office:annotation office:name="__Annotation__8900_56463820813"><dc:creator>iwabuchi ken</dc:creator><dc:date>2020-06-18T17:30:51.29</dc:date><text:p text:style-name="P68"><text:span text:style-name="T22">https://stackoverflow.com/questions/357315/get-list-of-passed-arguments-in-windows-batch-script-bat</text:span></text:p></office:annotation><text:span text:style-name="T20">C:</text:span><office:annotation-end office:name="__Annotation__8900_56463820813"/><text:span text:style-name="T20">\WORKS_2\WS\WS_Others.JVEMV6\JVEMV6\44_currency\10_prog-php\2_tester\end_all_mt4.bat <text:s text:c="55"/></text:span><text:span text:style-name="T5">[53] res free# JVEMV6 44#10.2.2_XX / 44. currency / 10. prog-php / 2. tester / 2. <text:s/>tester_1__V2 / 20200823_104532</text:span></text:p>
          </table:table-cell>
        </table:table-row>
        <table:table-row>
          <table:table-cell table:style-name="表5.A6" office:value-type="float" office:value="3">
            <text:p text:style-name="P25">3</text:p>
          </table:table-cell>
          <table:table-cell table:style-name="表5.A3" office:value-type="string">
            <text:p text:style-name="P25"><office:annotation office:name="__Annotation__8900_564638208111"><dc:creator>iwabuchi ken</dc:creator><dc:date>2020-06-18T17:30:51.31</dc:date><text:p text:style-name="P68"><text:span text:style-name="T22">https://stackoverflow.com/questions/357315/get-list-of-passed-arguments-in-windows-batch-script-bat</text:span></text:p></office:annotation><text:span text:style-name="T14">C:</text:span><office:annotation-end office:name="__Annotation__8900_564638208111"/><text:span text:style-name="T14">\WORKS_2\WS\WS_Others.JVEMV6\JVEMV6\44_currency\10_prog-php\2_tester\end_all_jve.bat</text:span> <text:span text:style-name="T5">[53] res free# JVEMV6 44#10.2.2_XX / 44. currency / 10. prog-php / 2. tester / 2. <text:s/>tester_1__V2 / 20200823_104532</text:span></text:p>
          </table:table-cell>
        </table:table-row>
        <table:table-row>
          <table:table-cell table:style-name="表5.A6" office:value-type="float" office:value="4">
            <text:p text:style-name="P25">4</text:p>
          </table:table-cell>
          <table:table-cell table:style-name="表5.A3" office:value-type="string">
            <text:p text:style-name="P25"><office:annotation office:name="__Annotation__8900_564638208121"><dc:creator>iwabuchi ken</dc:creator><dc:date>2020-06-18T17:30:51.31</dc:date><text:p text:style-name="P68"><text:span text:style-name="T22">https://stackoverflow.com/questions/357315/get-list-of-passed-arguments-in-windows-batch-script-bat</text:span></text:p></office:annotation><text:span text:style-name="T14">C:</text:span><office:annotation-end office:name="__Annotation__8900_564638208121"/><text:span text:style-name="T14">\WORKS_2\WS\WS_Others.JVEMV6\JVEMV6\44_currency\10_prog-php\2_tester\end_all_apps.bat</text:span> <text:span text:style-name="T5">[53] res free# JVEMV6 44#10.2.2_XX / 44. currency / 10. prog-php / 2. tester / 2. <text:s/>tester_1__V2 / 20200823_104532</text:span></text:p>
          </table:table-cell>
        </table:table-row>
        <text:soft-page-break/>
        <table:table-row>
          <table:table-cell table:style-name="表5.A3" table:number-columns-spanned="2" office:value-type="string">
            <text:p text:style-name="P2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446277878165963649" text:style-name="L21">
              <text:list-item>
                <text:p text:style-name="P29">doc 1 : select → git push, echo</text:p>
              </text:list-item>
              <text:list-item>
                <text:p text:style-name="P29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7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</text:span><text:span text:style-name="T7">tester].bat &amp;&amp; </text:span><text:span text:style-name="T10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9">C:\WORKS_2\a.bat &amp;&amp; r oj &amp;&amp; git add -A &amp;&amp; git commit -m ^"<text:span text:style-name="T8">[21] res free# </text:span><text:span text:style-name="T8">JVEMV6 44#10.2.2_XX / 44. currency / 10. prog-php / </text:span><text:span text:style-name="T8">2. tester / 2. <text:s/></text:span><text:span text:style-name="T8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19">C:\WORKS_2\a.bat &amp;&amp; r c &amp;&amp; git add -A &amp;&amp; git commit -m ^"<text:span text:style-name="T8">[20] res free# </text:span><text:span text:style-name="T8">JVEMV6 44#10.2.2_XX / 44. currency / 10. prog-php / </text:span><text:span text:style-name="T8">2. tester / 2. <text:s/></text:span><text:span text:style-name="T8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690547166886842440" text:style-name="L22">
              <text:list-item>
                <text:p text:style-name="P30">eclipse</text:p>
              </text:list-item>
              <text:list-item>
                <text:p text:style-name="P30">mt4</text:p>
              </text:list-item>
              <text:list-item>
                <text:p text:style-name="P30">folders</text:p>
              </text:list-item>
              <text:list-item>
                <text:p text:style-name="P30">sakura files</text:p>
              </text:list-item>
              <text:list-item>
                <text:p text:style-name="P30">docs</text:p>
              </text:list-item>
            </text:list>
          </table:table-cell>
          <table:covered-table-cell/>
        </table:table-row>
      </table:table>
      <text:list xml:id="list31726285" text:continue-list="list6147311648088585319" text:style-name="L18">
        <text:list-item>
          <text:p text:style-name="P33">git</text:p>
          <text:list>
            <text:list-item>
              <text:p text:style-name="P3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0"><text:span text:style-name="T7">C:\WORKS_2\WS\WS_Others.JVEMV6\JVEMV6\37_miscs\12_pro</text:span><text:soft-page-break/><text:span text:style-name="T7">grammin</text:span><text:span text:style-name="T7">g\3_fx-log-file\end_apps.bat &amp;&amp; echo.&gt;&gt; C:\WORKS_2\shortcuts_docs\start_log_JVE_44_10_2.[fx-php-</text:span><text:span text:style-name="T7">tester].bat &amp;&amp; </text:span><text:span text:style-name="T10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710903" text:continue-numbering="true" text:style-name="L18">
        <text:list-item>
          <text:list>
            <text:list-item>
              <text:p text:style-name="P3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</table:table>
      <text:list xml:id="list31736361" text:continue-numbering="true" text:style-name="L18">
        <text:list-item>
          <text:p text:style-name="P33">move “<text:span text:style-name="T3">@@@</text:span>”</text:p>
        </text:list-item>
        <text:list-item>
          <text:p text:style-name="P54">DUP : template</text:p>
        </text:list-item>
      </text:list>
      <text:p text:style-name="P7"/>
      <text:p text:style-name="P7">/ ------------------------------------------------------- [STEPS : closing] 20191220_142139 /</text:p>
      <text:p text:style-name="P11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3T11:50:29.73</dc:date>
    <dc:creator>iwabuchi ken</dc:creator>
    <meta:editing-duration>P9DT9H11M54S</meta:editing-duration>
    <meta:editing-cycles>1562</meta:editing-cycles>
    <meta:generator>OpenOffice/4.1.3$Win32 OpenOffice.org_project/413m1$Build-9783</meta:generator>
    <meta:document-statistic meta:table-count="9" meta:image-count="0" meta:object-count="4" meta:page-count="25" meta:paragraph-count="427" meta:word-count="1994" meta:character-count="156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